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family-generic="modern"/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JetBrains Mono" svg:font-family="'JetBrains Mono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e" draw:textarea-horizontal-align="justify" draw:textarea-vertical-align="middle" draw:auto-grow-height="false" fo:min-height="0.812cm" fo:min-width="1.9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782cm"/>
      <style:paragraph-properties style:writing-mode="lr-tb"/>
    </style:style>
    <style:style style:name="gr4" style:family="graphic" style:parent-style-name="standard">
      <style:graphic-properties svg:stroke-color="#000000" draw:fill-color="#fffffe" draw:textarea-horizontal-align="justify" draw:textarea-vertical-align="middle" draw:auto-grow-height="false" fo:min-height="1.094cm" fo:min-width="1.976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706cm"/>
      <style:paragraph-properties style:writing-mode="lr-tb"/>
    </style:style>
    <style:style style:name="gr7" style:family="graphic" style:parent-style-name="standard">
      <style:graphic-properties svg:stroke-color="#000000" draw:fill-color="#fffffe" draw:textarea-horizontal-align="justify" draw:textarea-vertical-align="middle" draw:auto-grow-height="false" fo:min-height="1.378cm" fo:min-width="3.532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12cm" fo:min-width="4.632cm"/>
      <style:paragraph-properties style:writing-mode="lr-tb"/>
    </style:style>
    <style:style style:name="gr10" style:family="graphic" style:parent-style-name="standard">
      <style:graphic-properties svg:stroke-color="#000000" draw:fill-color="#fffffe" draw:textarea-horizontal-align="justify" draw:textarea-vertical-align="middle" draw:auto-grow-height="false" fo:min-height="0.3cm" fo:min-width="1.4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008400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042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645cm" fo:min-width="4.443cm"/>
      <style:paragraph-properties style:writing-mode="lr-tb"/>
    </style:style>
    <style:style style:name="gr15" style:family="graphic" style:parent-style-name="standard">
      <style:graphic-properties svg:stroke-color="#000000" draw:fill-color="#fffffe" draw:textarea-horizontal-align="justify" draw:textarea-vertical-align="middle" draw:auto-grow-height="false" fo:min-height="0.6cm" fo:min-width="1.9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8cm"/>
      <style:paragraph-properties style:writing-mode="lr-tb"/>
    </style:style>
    <style:style style:name="gr17" style:family="graphic" style:parent-style-name="standard">
      <style:graphic-properties draw:stroke="none" draw:fill="none" fo:min-height="0.82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 fo:font-size="10.5pt" style:font-size-asian="10.5pt" style:font-size-complex="10.5pt"/>
    </style:style>
    <style:style style:name="P2" style:family="paragraph">
      <loext:graphic-properties draw:fill-color="#fffffe"/>
      <style:paragraph-properties fo:text-align="center" style:writing-mode="lr-tb"/>
      <style:text-properties style:font-name="Ubuntu" fo:font-size="10.5pt" style:font-size-asian="10.5pt" style:font-size-complex="10.5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c9211e" style:font-name="Ubuntu Condensed" fo:font-size="10.5pt" fo:font-style="normal" style:font-size-asian="10.5pt" style:font-style-asian="normal" style:font-size-complex="10.5pt" style:font-style-complex="normal"/>
    </style:style>
    <style:style style:name="P5" style:family="paragraph">
      <loext:graphic-properties draw:fill="none" draw:fill-color="#ffffff"/>
      <style:paragraph-properties style:writing-mode="lr-tb"/>
      <style:text-properties fo:color="#0000ff" style:font-name="Ubuntu Condensed" fo:font-size="10.5pt" fo:font-style="normal" style:font-size-asian="10.5pt" style:font-style-asian="normal" style:font-size-complex="10.5pt" style:font-style-complex="normal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 style:writing-mode="lr-tb"/>
      <style:text-properties style:font-name="Ubuntu Condensed" fo:font-size="12pt" style:font-size-asian="12pt" style:font-size-complex="12pt"/>
    </style:style>
    <style:style style:name="P8" style:family="paragraph">
      <loext:graphic-properties draw:fill-color="#fffffe"/>
      <style:paragraph-properties fo:text-align="center" style:writing-mode="lr-tb"/>
      <style:text-properties style:font-name="Ubuntu Condensed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  <style:text-properties fo:color="#c9211e" style:font-name="Ubuntu Condensed" fo:font-size="12pt" style:font-size-asian="12pt" style:font-size-complex="12pt"/>
    </style:style>
    <style:style style:name="P11" style:family="paragraph">
      <loext:graphic-properties draw:fill="solid"/>
      <style:paragraph-properties fo:text-align="center" style:writing-mode="lr-tb"/>
      <style:text-properties style:font-name="Ubuntu Condensed"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style:font-name="Ubuntu" fo:font-size="10.5pt" style:font-size-asian="10.5pt" style:font-size-complex="10.5pt"/>
    </style:style>
    <style:style style:name="T2" style:family="text">
      <style:text-properties fo:color="#c9211e" style:font-name="Ubuntu Condensed"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Ubuntu Condensed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Ubuntu Condensed" fo:font-size="10.5pt" fo:font-style="normal" style:font-size-asian="10.5pt" style:font-style-asian="normal" style:font-size-complex="10.5pt" style:font-style-complex="normal"/>
    </style:style>
    <style:style style:name="T5" style:family="text">
      <style:text-properties fo:font-variant="normal" fo:text-transform="none" fo:color="#0000ff" style:text-outline="false" style:text-line-through-style="none" style:text-line-through-type="none" style:font-name="Ubuntu Condensed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 Condensed" fo:font-size="10.5pt" style:font-size-asian="10.5pt" style:font-size-complex="10.5pt"/>
    </style:style>
    <style:style style:name="T7" style:family="text">
      <style:text-properties style:font-name="Ubuntu Condensed" fo:font-size="12pt" style:font-size-asian="12pt" style:font-size-complex="12pt"/>
    </style:style>
    <style:style style:name="T8" style:family="text">
      <style:text-properties fo:color="#c9211e" style:font-name="Ubuntu Condens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5cm" svg:height="1.5cm" svg:x="6.3cm" svg:y="4.775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812cm" svg:y1="4.994cm" svg:x2="6.812cm" svg:y2="3.022cm" draw:start-shape="id1" draw:start-glue-point="5" draw:end-shape="id2" draw:end-glue-point="7" svg:d="M6812 4994v-1972" svg:viewBox="0 0 1 1973">
          <text:p/>
        </draw:connector>
        <draw:frame draw:style-name="gr3" draw:text-style-name="P4" draw:layer="layout" svg:width="4.282cm" svg:height="0.662cm" svg:x="2.8cm" svg:y="3.038cm">
          <draw:text-box>
            <text:p><text:span text:style-name="T2">Ricevo «</text:span><text:span text:style-name="T3">PEER_WANTS_REG»</text:span></text:p>
          </draw:text-box>
        </draw:frame>
        <draw:custom-shape draw:style-name="gr4" draw:text-style-name="P2" xml:id="id2" draw:id="id2" draw:layer="layout" svg:width="3.5cm" svg:height="1.9cm" svg:x="6.3cm" svg:y="1.4cm">
          <text:p text:style-name="P1"><text:span text:style-name="T1">Se necessario:</text:span></text:p>
          <text:p text:style-name="P1"><text:span text:style-name="T1">Aggiungo a lista</text:span></text:p>
          <text:p text:style-name="P1"><text:span text:style-name="T1">di atte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9.288cm" svg:y1="3.022cm" svg:x2="9.288cm" svg:y2="4.994cm" draw:start-shape="id2" draw:start-glue-point="9" draw:end-shape="id1" draw:end-glue-point="11" svg:d="M9288 3022v1972" svg:viewBox="0 0 1 1973">
          <text:p/>
        </draw:connector>
        <draw:frame draw:style-name="gr6" draw:text-style-name="P5" draw:layer="layout" svg:width="3.206cm" svg:height="0.662cm" draw:transform="rotate (0.767072206251508) translate (9.132cm 3.525cm)">
          <draw:text-box>
            <text:p><text:span text:style-name="T4">Invio</text:span><text:span text:style-name="T5">DS_ACK_REG</text:span></text:p>
          </draw:text-box>
        </draw:frame>
        <draw:custom-shape draw:style-name="gr7" draw:text-style-name="P2" xml:id="id5" draw:id="id5" draw:layer="layout" svg:width="5.7cm" svg:height="2.3cm" svg:x="15.2cm" svg:y="2.7cm">
          <text:p text:style-name="P1"><text:span text:style-name="T6">Aggiungo/rimuovo X dall’indice.</text:span></text:p>
          <text:p text:style-name="P1"><text:span text:style-name="T1">Aggiorno i vicini.</text:span></text:p>
          <text:p text:style-name="P1"><text:span text:style-name="T1">Segno i peer coi vicini alterati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9.288cm" svg:y1="4.994cm" svg:x2="11.4cm" svg:y2="4.15cm" draw:start-shape="id1" draw:start-glue-point="11" draw:end-shape="id3" draw:end-glue-point="5" svg:d="M9288 4994l2112-844" svg:viewBox="0 0 2113 845">
          <text:p/>
        </draw:connector>
        <draw:frame draw:style-name="gr9" draw:text-style-name="P4" draw:layer="layout" svg:width="5.132cm" svg:height="0.662cm" draw:transform="rotate (0.785398163397448) translate (9.3cm 4.658cm)">
          <draw:text-box>
            <text:p><text:span text:style-name="T2">Ricevo</text:span><text:span text:style-name="T3">PEER_ACK_REGdaX</text:span></text:p>
          </draw:text-box>
        </draw:frame>
        <draw:custom-shape draw:style-name="gr10" draw:text-style-name="P8" xml:id="id3" draw:id="id3" draw:layer="layout" svg:width="3.8cm" svg:height="1.1cm" svg:x="11.4cm" svg:y="3.6cm">
          <text:p text:style-name="P7"><text:span text:style-name="T7">È in lista attes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0" draw:layer="layout" draw:type="curve" svg:x1="13.3cm" svg:y1="4.7cm" svg:x2="9.8cm" svg:y2="5.525cm" draw:start-shape="id3" draw:start-glue-point="6" draw:end-shape="id1" draw:end-glue-point="10" svg:d="M13300 4700c0 550-1166 825-3500 825" svg:viewBox="0 0 3501 826">
          <text:p text:style-name="P9"><text:span text:style-name="T8">NO</text:span></text:p>
        </draw:connector>
        <draw:connector draw:style-name="gr12" draw:text-style-name="P11" draw:layer="layout" draw:type="line" svg:x1="13.3cm" svg:y1="3.6cm" svg:x2="14.35cm" svg:y2="2.8cm" draw:start-shape="id3" draw:start-glue-point="4" draw:end-shape="id4" draw:end-glue-point="8" svg:d="M13300 3600l1050-800" svg:viewBox="0 0 1051 801">
          <text:p text:style-name="P9"><text:span text:style-name="T7">Sì</text:span></text:p>
        </draw:connector>
        <draw:connector draw:style-name="gr2" draw:text-style-name="P3" draw:layer="layout" draw:type="curve" svg:x1="16.034cm" svg:y1="4.664cm" svg:x2="9.8cm" svg:y2="5.525cm" draw:start-shape="id5" draw:start-glue-point="7" draw:end-shape="id1" draw:end-glue-point="10" svg:d="M16034 4664c0 574-2078 861-6234 861" svg:viewBox="0 0 6235 862">
          <text:p/>
        </draw:connector>
        <draw:frame draw:style-name="gr13" draw:text-style-name="P5" draw:layer="layout" svg:width="7.542cm" svg:height="0.662cm" svg:x="10.7cm" svg:y="5.338cm">
          <draw:text-box>
            <text:p><text:span text:style-name="T4">Invio «</text:span><text:span text:style-name="T5">DS_UPDATE_NEIGHBOR» a ogni peer segnato</text:span></text:p>
          </draw:text-box>
        </draw:frame>
        <draw:connector draw:style-name="gr2" draw:text-style-name="P3" draw:layer="layout" draw:type="curve" draw:line-skew="0cm 0.371cm" svg:x1="6.3cm" svg:y1="5.525cm" svg:x2="6.812cm" svg:y2="4.994cm" draw:start-shape="id1" draw:start-glue-point="6" draw:end-shape="id1" draw:end-glue-point="5" svg:d="M6300 5525c-751 0-627-440-311-704s823-350 823 173" svg:viewBox="0 0 1072 914">
          <text:p/>
        </draw:connector>
        <draw:frame draw:style-name="gr14" draw:text-style-name="P4" draw:layer="layout" svg:width="4.943cm" svg:height="1.895cm" svg:x="1cm" svg:y="3.6cm">
          <draw:text-box>
            <text:p><text:span text:style-name="T2">Scade il timeout</text:span></text:p>
            <text:p><text:span text:style-name="T4">Invio «DS_ACK_REG» ai pendenti</text:span></text:p>
            <text:p><text:span text:style-name="T4">Invio «DS_UPT_NEG» ai marcati</text:span></text:p>
            <text:p><text:span text:style-name="T4">Invio «HEARTBEAT» a tutti i peer</text:span></text:p>
          </draw:text-box>
        </draw:frame>
        <draw:custom-shape draw:style-name="gr15" draw:text-style-name="P2" xml:id="id6" draw:id="id6" draw:layer="layout" svg:width="3.5cm" svg:height="1.2cm" svg:x="2.9cm" svg:y="6.7cm">
          <text:p text:style-name="P1"><text:span text:style-name="T1">Tolgo il segno</text:span></text:p>
          <text:p text:style-name="P1"><text:span text:style-name="T1">al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3cm" svg:y1="5.525cm" svg:x2="4.65cm" svg:y2="6.7cm" draw:start-shape="id1" draw:start-glue-point="6" draw:end-shape="id6" draw:end-glue-point="4" svg:d="M6300 5525c-1100 0-1650 391-1650 1175" svg:viewBox="0 0 1651 1176">
          <text:p/>
        </draw:connector>
        <draw:frame draw:style-name="gr16" draw:text-style-name="P4" draw:layer="layout" svg:width="5.3cm" svg:height="0.662cm" svg:x="1.2cm" svg:y="5.738cm">
          <draw:text-box>
            <text:p><text:span text:style-name="T2">Ricevo «PEER_ACK_REG</text:span><text:span text:style-name="T3">»</text:span></text:p>
          </draw:text-box>
        </draw:frame>
        <draw:connector draw:style-name="gr2" draw:text-style-name="P3" draw:layer="layout" draw:type="curve" svg:x1="5.888cm" svg:y1="6.875cm" svg:x2="6.812cm" svg:y2="6.056cm" draw:start-shape="id6" draw:start-glue-point="11" draw:end-shape="id1" draw:end-glue-point="7" svg:d="M5888 6875c0-580 924-171 924-819" svg:viewBox="0 0 925 820">
          <text:p/>
        </draw:connector>
        <draw:frame draw:style-name="gr17" draw:text-style-name="P12" draw:layer="layout" svg:width="5.061cm" svg:height="1.074cm" svg:x="15.6cm" svg:y="6.126cm">
          <draw:text-box>
            <text:p><text:span text:style-name="T3">Ricevo «PEER_SHUT_DOWN» da X</text:span></text:p>
            <text:p><text:span text:style-name="T3">Ovvero scade il TTL di X</text:span></text:p>
          </draw:text-box>
        </draw:frame>
        <draw:connector draw:style-name="gr2" draw:text-style-name="P3" draw:layer="layout" draw:type="curve" draw:line-skew="-0.612cm" svg:x1="9.288cm" svg:y1="6.056cm" svg:x2="20.066cm" svg:y2="4.664cm" draw:start-shape="id1" draw:start-glue-point="9" draw:end-shape="id5" draw:end-glue-point="9" svg:d="M9288 6056c0 163 10778 859 10778-1392" svg:viewBox="0 0 10779 1623">
          <text:p/>
        </draw:connector>
        <draw:custom-shape draw:style-name="gr15" draw:text-style-name="P2" xml:id="id4" draw:id="id4" draw:layer="layout" svg:width="3.5cm" svg:height="1.2cm" svg:x="12.6cm" svg:y="1.6cm">
          <text:p text:style-name="P1"><text:span text:style-name="T1">Rimuovo X da lista</text:span></text:p>
          <text:p text:style-name="P1"><text:span text:style-name="T1">atte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6.1cm" svg:y1="2.2cm" svg:x2="18.05cm" svg:y2="2.7cm" draw:start-shape="id4" draw:start-glue-point="10" draw:end-shape="id5" draw:end-glue-point="4" svg:d="M16100 2200c1300 0 1950 166 1950 500" svg:viewBox="0 0 1951 501">
          <text:p/>
        </draw:connector>
        <draw:custom-shape draw:style-name="gr15" draw:text-style-name="P2" xml:id="id7" draw:id="id7" draw:layer="layout" svg:width="3.5cm" svg:height="1.2cm" svg:x="11.8cm" svg:y="6.7cm">
          <text:p text:style-name="P1"><text:span text:style-name="T1">Aggiorno il TTL</text:span></text:p>
          <text:p text:style-name="P1"><text:span text:style-name="T1">del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05cm" svg:y1="6.275cm" svg:x2="11.8cm" svg:y2="7.3cm" draw:start-shape="id1" draw:start-glue-point="8" draw:end-shape="id7" draw:end-glue-point="6" svg:d="M8050 6275c0 684 1250 1025 3750 1025" svg:viewBox="0 0 3751 1026">
          <text:p/>
        </draw:connector>
        <draw:connector draw:style-name="gr2" draw:text-style-name="P3" draw:layer="layout" draw:type="curve" draw:line-skew="0.17cm -0.701cm" svg:x1="12.312cm" svg:y1="6.875cm" svg:x2="8.05cm" svg:y2="6.275cm" draw:start-shape="id7" draw:start-glue-point="5" draw:end-shape="id1" draw:end-glue-point="8" svg:d="M12312 6875c0-759-2212-506-2212-302s-2050 455-2050-298" svg:viewBox="0 0 4263 601">
          <text:p/>
        </draw:connector>
        <draw:frame draw:style-name="gr18" draw:text-style-name="P4" draw:layer="layout" svg:width="3.8cm" svg:height="0.662cm" svg:x="7.8cm" svg:y="7.2cm">
          <draw:text-box>
            <text:p><text:span text:style-name="T2">Ricevo «HEARTBEAT</text:span><text:span text:style-name="T3">»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family-generic="modern"/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JetBrains Mono" svg:font-family="'JetBrains Mono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9:06:58.018257359</meta:creation-date>
    <dc:date>2021-02-15T10:29:45.709689543</dc:date>
    <meta:editing-duration>PT1H29M21S</meta:editing-duration>
    <meta:editing-cycles>14</meta:editing-cycles>
    <meta:generator>LibreOffice/6.4.6.2$Linux_X86_64 LibreOffice_project/40$Build-2</meta:generator>
    <meta:document-statistic meta:object-count="28"/>
  </office:meta>
</office:document-meta>
</file>